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JsonMessageConverter.fromJson( Reader reader , Type resolv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otlinSerializationJsonMessageConverter.serializer(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otlinSerializationJsonMessageConverter.KotlinSerializationJsonMessageConverter( Json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JsonMessageConverter.KotlinSerializationJson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JsonMessageConverter.toJson( Object payload , Type resolvedType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otlinSerializationJsonMessageConverter.toJson( Object payload , Type resolv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JsonMessageConverter.fromJson( String payload , Type resolv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